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132881" officeooo:paragraph-rsid="00132881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32881" officeooo:paragraph-rsid="00132881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2881" officeooo:paragraph-rsid="00132881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32881"/>
    </style:style>
    <style:style style:name="P6" style:family="paragraph" style:parent-style-name="Preformatted_20_Text">
      <style:paragraph-properties fo:text-align="start" style:justify-single-word="false"/>
      <style:text-properties fo:font-size="12pt" fo:font-weight="normal" officeooo:rsid="00132881" officeooo:paragraph-rsid="0013ab3f" style:font-size-asian="10.5pt" style:font-weight-asian="normal" style:font-size-complex="12pt" style:font-weight-complex="normal"/>
    </style:style>
    <style:style style:name="P7" style:family="paragraph" style:parent-style-name="Preformatted_20_Text">
      <style:paragraph-properties fo:text-align="start" style:justify-single-word="false"/>
      <style:text-properties fo:font-size="12pt" fo:font-weight="normal" officeooo:paragraph-rsid="0013ab3f" style:font-size-asian="10.5pt" style:font-weight-asian="normal" style:font-size-complex="12pt" style:font-weight-complex="normal"/>
    </style:style>
    <style:style style:name="P8" style:family="paragraph" style:parent-style-name="Preformatted_20_Text">
      <style:text-properties officeooo:paragraph-rsid="0013ab3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3pt" style:font-size-asian="11.3500003814697pt" style:font-size-complex="13pt"/>
    </style:style>
    <style:style style:name="T3" style:family="text">
      <style:text-properties fo:font-size="13pt" fo:font-weight="normal" style:font-size-asian="11.3500003814697pt" style:font-weight-asian="normal" style:font-size-complex="13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officeooo:rsid="00132881" style:font-size-asian="14pt" style:font-size-complex="14pt"/>
    </style:style>
    <style:style style:name="T6" style:family="text">
      <style:text-properties fo:font-size="14pt" fo:font-weight="bold" officeooo:rsid="00132881" style:font-size-asian="14pt" style:font-weight-asian="bold" style:font-size-complex="14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 COLLEGE OF ENGINEERING, KALAVAKKAM</text:p>
      <text:p text:style-name="P1">(An Autonomous Institution, Affiliated to Anna University, Chennai)</text:p>
      <text:p text:style-name="P1">Department of Computer Science and Engineering</text:p>
      <text:p text:style-name="P1">UCS1411 – Operating Systems Laboratory</text:p>
      <text:p text:style-name="P1">II Year CSE - B Section ( IV Semester)</text:p>
      <text:p text:style-name="P1">Academic Year 2019-20</text:p>
      <text:p text:style-name="P1">Exercise – 11 – Threading Applications</text:p>
      <text:p text:style-name="P1"/>
      <text:p text:style-name="P2">ROLL NO:185001096 <text:s text:c="34"/>Name:S.Nachammai Devi Pooja</text:p>
      <text:p text:style-name="P3">CSE-B</text:p>
      <text:p text:style-name="P3"><text:span text:style-name="T3"/></text:p>
      <text:p text:style-name="P3">Aim:<text:span text:style-name="T2"> </text:span><text:span text:style-name="T3">To write a multithreaded program that calculates various statistical values for a list of</text:span></text:p>
      <text:p text:style-name="P3"><text:span text:style-name="T3">numbers.</text:span></text:p>
      <text:p text:style-name="P3"><text:span text:style-name="T3"/></text:p>
      <text:p text:style-name="P4">CODE:</text:p>
      <text:p text:style-name="P4"/>
      <text:p text:style-name="P8">#include&lt;stdlib.h&gt;</text:p>
      <text:p text:style-name="P8">#include&lt;stdio.h&gt;</text:p>
      <text:p text:style-name="P8">#include&lt;pthread.h&gt;</text:p>
      <text:p text:style-name="P8">int n;</text:p>
      <text:p text:style-name="P8">int avg;</text:p>
      <text:p text:style-name="P8">int min;</text:p>
      <text:p text:style-name="P8">int max; /* this data is shared by the thread(s) */</text:p>
      <text:p text:style-name="P8">void *average(void *param);</text:p>
      <text:p text:style-name="P8">void *minimum(void *param);</text:p>
      <text:p text:style-name="P8">void *maximum(void *param); /* threads call this function */</text:p>
      <text:p text:style-name="P8">int main(int argc,char* argv[])</text:p>
      <text:p text:style-name="P8">{</text:p>
      <text:p text:style-name="P8">pthread_t tid; /* the thread identifier */</text:p>
      <text:p text:style-name="P8">pthread_t tid1;</text:p>
      <text:p text:style-name="P8">pthread_t tid2;</text:p>
      <text:p text:style-name="P8">pthread_attr_t attr; /* set of thread attributes */</text:p>
      <text:p text:style-name="P8"/>
      <text:p text:style-name="P8">n = argc;</text:p>
      <text:p text:style-name="P8">int *arr;</text:p>
      <text:p text:style-name="P8">arr=(int *)malloc(sizeof(int)*n);</text:p>
      <text:p text:style-name="P8">for(int i=0;i&lt;n;i++)</text:p>
      <text:p text:style-name="P8"><text:tab/>arr[i] = atoi(argv[i]);</text:p>
      <text:p text:style-name="P8">/* get the default attributes */</text:p>
      <text:p text:style-name="P8">pthread_attr_init(&amp;attr);</text:p>
      <text:p text:style-name="P8">/* create the thread */</text:p>
      <text:p text:style-name="P8">pthread_create(&amp;tid,&amp;attr,average,(void *)arr);</text:p>
      <text:p text:style-name="P8">/* wait for the thread to exit */</text:p>
      <text:p text:style-name="P8">pthread_join(tid,NULL);</text:p>
      <text:p text:style-name="P8"/>
      <text:p text:style-name="P8">pthread_attr_init(&amp;attr);</text:p>
      <text:p text:style-name="P8">pthread_create(&amp;tid1,&amp;attr,minimum,(void *)arr);</text:p>
      <text:p text:style-name="P8">pthread_join(tid1,NULL);</text:p>
      <text:p text:style-name="P8"/>
      <text:p text:style-name="P8">pthread_attr_init(&amp;attr);</text:p>
      <text:p text:style-name="P8">pthread_create(&amp;tid2,&amp;attr,maximum,(void *)arr);</text:p>
      <text:p text:style-name="P8">pthread_join(tid2,NULL);</text:p>
      <text:p text:style-name="P8"/>
      <text:p text:style-name="P8">printf("Average = %d\n",avg);</text:p>
      <text:p text:style-name="P8">printf("Minimum = %d\n",min);</text:p>
      <text:p text:style-name="P8">printf("Maximum = %d\n",max);</text:p>
      <text:p text:style-name="P8"><text:soft-page-break/>}</text:p>
      <text:p text:style-name="P8">/* The thread will begin control in this function */</text:p>
      <text:p text:style-name="P8">void *average(void *param)</text:p>
      <text:p text:style-name="P8">{</text:p>
      <text:p text:style-name="P8">int *par;</text:p>
      <text:p text:style-name="P8">par=(int *)param;</text:p>
      <text:p text:style-name="P8">int i;</text:p>
      <text:p text:style-name="P8">avg = 0;</text:p>
      <text:p text:style-name="P8">for (i = 1; i &lt;n; i++)</text:p>
      <text:p text:style-name="P8">avg += par[i];</text:p>
      <text:p text:style-name="P8">avg /= n-1;</text:p>
      <text:p text:style-name="P8">pthread_exit(0);</text:p>
      <text:p text:style-name="P8">}</text:p>
      <text:p text:style-name="P8"/>
      <text:p text:style-name="P8">void *minimum(void *param)</text:p>
      <text:p text:style-name="P8">{</text:p>
      <text:p text:style-name="P8">int *par;</text:p>
      <text:p text:style-name="P8">par=(int *)param;</text:p>
      <text:p text:style-name="P8">int i;</text:p>
      <text:p text:style-name="P8">min = 999;</text:p>
      <text:p text:style-name="P8">for (i = 1; i &lt;n; i++)</text:p>
      <text:p text:style-name="P8">{</text:p>
      <text:p text:style-name="P8"><text:tab/>if(min &gt; par[i])</text:p>
      <text:p text:style-name="P8"><text:tab/><text:tab/>min = par[i];</text:p>
      <text:p text:style-name="P8"/>
      <text:p text:style-name="P8">}</text:p>
      <text:p text:style-name="P8">pthread_exit(0);</text:p>
      <text:p text:style-name="P8">}</text:p>
      <text:p text:style-name="P8"/>
      <text:p text:style-name="P8">void *maximum(void *param)</text:p>
      <text:p text:style-name="P8">{</text:p>
      <text:p text:style-name="P8">int *par;</text:p>
      <text:p text:style-name="P8">par=(int *)param;</text:p>
      <text:p text:style-name="P8">int i;</text:p>
      <text:p text:style-name="P8">max = 0;</text:p>
      <text:p text:style-name="P8">for (i = 1; i &lt;n; i++)</text:p>
      <text:p text:style-name="P8">{</text:p>
      <text:p text:style-name="P8"><text:tab/>if(max &lt; par[i])</text:p>
      <text:p text:style-name="P8"><text:tab/><text:tab/>max = par[i];</text:p>
      <text:p text:style-name="P8"/>
      <text:p text:style-name="P8">}</text:p>
      <text:p text:style-name="P8">pthread_exit(0);</text:p>
      <text:p text:style-name="P8">}</text:p>
      <text:p text:style-name="P8"/>
      <text:p text:style-name="P5"><text:span text:style-name="T6">OUTPUT :</text:span></text:p>
      <text:p text:style-name="P5"><text:span text:style-name="T6"/></text:p>
      <text:p text:style-name="P8">pooja@pooja-PC:~/Desktop/OS$ gcc thread.c -lpthread -o thout</text:p>
      <text:p text:style-name="P8">pooja@pooja-PC:~/Desktop/OS$ ./thout 90 81 78 95 79 72 85</text:p>
      <text:p text:style-name="P8">Average = 82</text:p>
      <text:p text:style-name="P8">Minimum = 72</text:p>
      <text:p text:style-name="P8">Maximum = 95</text:p>
      <text:p text:style-name="P7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09:08:41.861246304</meta:creation-date>
    <dc:date>2020-04-13T09:22:31.529366292</dc:date>
    <meta:editing-duration>PT3M39S</meta:editing-duration>
    <meta:editing-cycles>1</meta:editing-cycles>
    <meta:document-statistic meta:table-count="0" meta:image-count="0" meta:object-count="0" meta:page-count="2" meta:paragraph-count="93" meta:word-count="298" meta:character-count="2059" meta:non-whitespace-character-count="1810"/>
    <meta:generator>LibreOffice/6.0.7.3$Linux_X86_64 LibreOffice_project/00m0$Build-3</meta:generator>
  </office:meta>
</office:document-meta>
</file>